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aa68"/>
    </style:style>
    <style:style style:name="P2" style:family="paragraph" style:parent-style-name="Standard">
      <style:text-properties officeooo:rsid="001bbb0b" officeooo:paragraph-rsid="001bbb0b"/>
    </style:style>
    <style:style style:name="P3" style:family="paragraph" style:parent-style-name="Standard">
      <style:text-properties officeooo:rsid="001c177f" officeooo:paragraph-rsid="001c177f"/>
    </style:style>
    <style:style style:name="P4" style:family="paragraph" style:parent-style-name="Standard">
      <style:text-properties officeooo:rsid="001c9405" officeooo:paragraph-rsid="001c9405"/>
    </style:style>
    <style:style style:name="P5" style:family="paragraph" style:parent-style-name="Standard">
      <style:text-properties fo:font-style="italic" officeooo:rsid="0022db70" officeooo:paragraph-rsid="0022db70" style:font-style-asian="italic" style:font-style-complex="italic"/>
    </style:style>
    <style:style style:name="P6" style:family="paragraph" style:parent-style-name="Standard">
      <style:text-properties officeooo:rsid="001d68a2" officeooo:paragraph-rsid="001d68a2"/>
    </style:style>
    <style:style style:name="P7" style:family="paragraph" style:parent-style-name="Standard">
      <style:text-properties officeooo:rsid="0035f310" officeooo:paragraph-rsid="0035f310"/>
    </style:style>
    <style:style style:name="P8" style:family="paragraph" style:parent-style-name="Standard">
      <style:text-properties officeooo:rsid="003787c8" officeooo:paragraph-rsid="003787c8"/>
    </style:style>
    <style:style style:name="P9" style:family="paragraph" style:parent-style-name="Standard">
      <style:text-properties officeooo:rsid="00395f71" officeooo:paragraph-rsid="00395f71"/>
    </style:style>
    <style:style style:name="P10" style:family="paragraph" style:parent-style-name="Standard">
      <style:text-properties officeooo:rsid="00399a40" officeooo:paragraph-rsid="00399a40"/>
    </style:style>
    <style:style style:name="P11" style:family="paragraph" style:parent-style-name="Standard" style:list-style-name="L1">
      <style:text-properties officeooo:paragraph-rsid="0018aa68"/>
    </style:style>
    <style:style style:name="P12" style:family="paragraph" style:parent-style-name="Standard" style:list-style-name="L2">
      <style:text-properties officeooo:rsid="00399a40" officeooo:paragraph-rsid="00399a40"/>
    </style:style>
    <style:style style:name="P13" style:family="paragraph" style:parent-style-name="Standard" style:list-style-name="L2">
      <style:text-properties officeooo:rsid="001c9405" officeooo:paragraph-rsid="001c9405"/>
    </style:style>
    <style:style style:name="T1" style:family="text">
      <style:text-properties officeooo:rsid="001bbb0b"/>
    </style:style>
    <style:style style:name="T2" style:family="text">
      <style:text-properties officeooo:rsid="001c9405"/>
    </style:style>
    <style:style style:name="T3" style:family="text">
      <style:text-properties officeooo:rsid="002127b3"/>
    </style:style>
    <style:style style:name="T4" style:family="text">
      <style:text-properties officeooo:rsid="00344b14"/>
    </style:style>
    <style:style style:name="T5" style:family="text">
      <style:text-properties officeooo:rsid="003787c8"/>
    </style:style>
    <style:style style:name="T6" style:family="text">
      <style:text-properties officeooo:rsid="00395f71"/>
    </style:style>
    <style:style style:name="T7" style:family="text">
      <style:text-properties officeooo:rsid="00399a4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onspekt lekcji <text:span text:style-name="T1">matematyki</text:span></text:p>
      <text:p text:style-name="Subtitle">opracował: Szymon Sobiepanek</text:p>
      <text:p text:style-name="P1">TEMAT: <text:span text:style-name="T4">Pole rombu i równoległoboku</text:span></text:p>
      <text:p text:style-name="P1">KLASA: V</text:p>
      <text:p text:style-name="P1">CZAS: 45 minut</text:p>
      <text:p text:style-name="P1">TREŚCI PROGRAMOWE:</text:p>
      <text:list xml:id="list417359091" text:style-name="L1">
        <text:list-item>
          <text:p text:style-name="P11">oblicza pola: trójkąta, kwadratu, prostokąta, rombu, równoległoboku, trapezu, przedstawionych na rysunku oraz w sytuacjach praktycznych, w tym także dla danych wymagających zamiany jednostek i w sytuacjach z nietypowymi wymiarami, na przykład pole trójkąta o boku 1 km i wysokości 1 mm;</text:p>
        </text:list-item>
      </text:list>
      <text:p text:style-name="P1">CEL: <text:span text:style-name="T2">Uczeń zna metodę obliczania pola rombu</text:span></text:p>
      <text:p text:style-name="P1">CELE OPERACYJNE LEKCJI:</text:p>
      <text:p text:style-name="P1">Uczeń </text:p>
      <text:list xml:id="list957228504" text:style-name="L2">
        <text:list-item>
          <text:p text:style-name="P12">umie obliczyć pole równoległoboku i rombu znając długość podstawy i wysokośc</text:p>
        </text:list-item>
        <text:list-item>
          <text:p text:style-name="P12">umie obliczyć pole rombu znając długość jego przekątnych</text:p>
          <text:p text:style-name="P13"/>
        </text:list-item>
      </text:list>
      <text:p text:style-name="P2">TYP LEKCJI: wprowadzająca</text:p>
      <text:p text:style-name="P2">METODY PRACY: <text:span text:style-name="T3">pogadanka, indywidualnie z podręcznikie, indywidualnie przy tablicy</text:span></text:p>
      <text:p text:style-name="P2">POMOCE DYDAKTYCZNE: podręczniki, <text:span text:style-name="T4">modele rombu i równoległoboku</text:span></text:p>
      <text:p text:style-name="P2">PLAN LEKCJI:</text:p>
      <text:p text:style-name="P4">1. Nauczyciel przestawia plan lekcji</text:p>
      <text:p text:style-name="P5">Rozpoczniemy od przypomnienia wiadomości, a później <text:span text:style-name="T4">poznamy sposób w jaki możemy policzyć pole rombu.</text:span></text:p>
      <text:p text:style-name="P3"><text:span text:style-name="T2">2</text:span>. <text:span text:style-name="T2">Przypomnienie wiadomości o polu kwadratu i prostokąta. Zamiana jednostek</text:span></text:p>
      <text:p text:style-name="P4">Nauczyciel <text:span text:style-name="T4">rysuje na tablicy z siatką prostokąt o wymiarach 3 x 4 Następnie pyta w jaki sposób policzyć jego pole. Odwołuje się do liczenia kratek – w każdym z 3 rzędów są 4 kratki. Następnie rysuję trójkąt 3 x 3 i powtarza proces dla kwadratu. Następnie z pomocą modelu kwadratu, rozciętego po przekątnych, prezetuje wzór na pole kwadratu z wykorzystaniem przekątnych.</text:span></text:p>
      <text:p text:style-name="P7">Kolejnym krokiem przypomnienia jest sposobu zamiany jednostek. Nauczyciel wspólnie z uczniami zapisuje:</text:p>
      <text:p text:style-name="P7"><draw:frame draw:style-name="fr1" draw:name="Object1" text:anchor-type="as-char" svg:y="-0.172in" svg:width="3.0807in" svg:height="0.2075in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7"><draw:frame draw:style-name="fr1" draw:name="Object7" text:anchor-type="as-char" svg:y="-0.172in" svg:width="3.6138in" svg:height="0.2075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6"><draw:frame draw:style-name="fr1" draw:name="Object9" text:anchor-type="as-char" svg:y="-0.172in" svg:width="2.378in" svg:height="0.2075in" draw:z-index="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6"><draw:frame draw:style-name="fr1" draw:name="Object10" text:anchor-type="as-char" svg:y="-0.1484in" svg:width="0.9173in" svg:height="0.1839in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6"><draw:frame draw:style-name="fr1" draw:name="Object11" text:anchor-type="as-char" svg:y="-0.172in" svg:width="0.9209in" svg:height="0.2075in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9">Następnie powtórzono wiadomości o równoległoboku i rombie.</text:p>
      <text:p text:style-name="P9">Przypomniano:<text:line-break/>Równoległobok ma 2 pary boków równoległych.</text:p>
      <text:p text:style-name="P9">Wysokość to odcinek opuszony z wierzchołku ównoległoboku na przeciwległy bok pod kątem prostym.</text:p>
      <text:p text:style-name="P9">Romb to równoległobok o wszystkich bokach takiej samej długości.</text:p>
      <text:p text:style-name="P9">Przekątne rombu przecinają się pod kątem prostym. </text:p>
      <text:p text:style-name="P8">3. Sprawdzenie zadania domowego.</text:p>
      <text:p text:style-name="P8">Kilku uczniów zapisuję jednocześnie rozwiązanie zadań domowych, nauczyciel wraz z klasą weryfikuje poprawność rozwiązań.</text:p>
      <text:p text:style-name="P6"><text:span text:style-name="T5">4.</text:span> Przedstawienie <text:span text:style-name="T5">wzorów na pole równoległoboku i rombu:</text:span> </text:p>
      <text:p text:style-name="P8">Nauczyciel rozpoczyna od prezentacji <text:span text:style-name="T6">modelu równoległobok – prostokąt, odwołując się do mnożeniach długości tych samych odcinków. Następnie zapisuję na tablicy wzór na pole </text:span><text:soft-page-break/><text:span text:style-name="T6">równoległoboku. Kolejnym krokiem jest przedstawienie modelu równoległoboku z oznaczonymi dwoma wysokościami. Uczniowie rozwiązuję przy tablicy zadanie w której dane są długości boków 3 i 5 <text:s/>równoległoboku oraz wyskości <text:s/>o długości 4 opuszczona na krótszy bok.</text:span></text:p>
      <text:p text:style-name="P9">P = 3 * 4 = 12</text:p>
      <text:p text:style-name="P9">Następnie <text:span text:style-name="T7">rozwiązują przykładowe zadanie, obliczając pole rombu o przekątnych 5 i 2.</text:span></text:p>
      <text:p text:style-name="P10">P = (5 * 2) / 2 = 5</text:p>
      <text:p text:style-name="P10">5. Rozwiązanie </text:p>
      <text:p text:style-name="P10">1,..,7/230</text:p>
      <text:p text:style-name="P10">6. Ewaluacja</text:p>
      <text:p text:style-name="P10">Nauczyciel odczytuje cele lekcji i pokazuje odpowiadające im zadania rozwiązane na tablicy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65in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3:47:59.092486190</meta:creation-date>
    <dc:date>2019-05-21T21:34:07.419185790</dc:date>
    <meta:editing-duration>PT11H6M50S</meta:editing-duration>
    <meta:editing-cycles>13</meta:editing-cycles>
    <meta:generator>LibreOffice/6.0.7.3$Linux_X86_64 LibreOffice_project/00m0$Build-3</meta:generator>
    <meta:document-statistic meta:table-count="0" meta:image-count="0" meta:object-count="5" meta:page-count="2" meta:paragraph-count="43" meta:word-count="386" meta:character-count="2696" meta:non-whitespace-character-count="2343"/>
  </office:meta>
</office:document-meta>
</file>

<file path=Object 1/content.xml><?xml version="1.0" encoding="utf-8"?>
<math xmlns="http://www.w3.org/1998/Math/MathML" display="block">
  <semantics>
    <mrow>
      <mn>1</mn>
      <mrow>
        <msup>
          <mi mathvariant="italic">dm</mi>
          <mn>2</mn>
        </msup>
        <mo stretchy="false">=</mo>
        <mn>10</mn>
      </mrow>
      <mrow>
        <mi mathvariant="italic">cm</mi>
        <mo stretchy="false">∗</mo>
        <mn>10</mn>
      </mrow>
      <mrow>
        <mi mathvariant="italic">cm</mi>
        <mo stretchy="false">=</mo>
        <mn>100</mn>
      </mrow>
      <mrow>
        <mi mathvariant="italic">mm</mi>
        <mo stretchy="false">∗</mo>
        <mn>100</mn>
      </mrow>
      <mrow>
        <mi mathvariant="italic">mm</mi>
        <mo stretchy="false">=</mo>
        <mn>10</mn>
      </mrow>
      <mn>000</mn>
      <msup>
        <mi mathvariant="italic">mm</mi>
        <mn>2</mn>
      </msup>
    </mrow>
    <annotation encoding="StarMath 5.0">1dm^2 = 10cm * 10 cm = 100 mm * 100 mm = 10 000 mm^2
</annotation>
  </semantics>
</math>
</file>

<file path=Object 10/content.xml><?xml version="1.0" encoding="utf-8"?>
<math xmlns="http://www.w3.org/1998/Math/MathML" display="block">
  <semantics>
    <mrow>
      <mn>1</mn>
      <mrow>
        <mi mathvariant="italic">ha</mi>
        <mo stretchy="false">=</mo>
        <mn>100</mn>
      </mrow>
      <mi mathvariant="italic">ar</mi>
    </mrow>
    <annotation encoding="StarMath 5.0">1 ha = 100 ar</annotation>
  </semantics>
</math>
</file>

<file path=Object 11/content.xml><?xml version="1.0" encoding="utf-8"?>
<math xmlns="http://www.w3.org/1998/Math/MathML" display="block">
  <semantics>
    <mrow>
      <mn>1</mn>
      <mrow>
        <mi mathvariant="italic">ar</mi>
        <mo stretchy="false">=</mo>
        <mn>100</mn>
      </mrow>
      <msup>
        <mi>m</mi>
        <mn>2</mn>
      </msup>
    </mrow>
    <annotation encoding="StarMath 5.0">1 ar = 100 m^2</annotation>
  </semantics>
</math>
</file>

<file path=Object 8/content.xml><?xml version="1.0" encoding="utf-8"?>
<math xmlns="http://www.w3.org/1998/Math/MathML" display="block">
  <semantics>
    <mrow>
      <mn>1</mn>
      <mrow>
        <msup>
          <mi mathvariant="italic">cm</mi>
          <mn>2</mn>
        </msup>
        <mo stretchy="false">=</mo>
        <mn>1</mn>
      </mrow>
      <mrow>
        <mi mathvariant="italic">cm</mi>
        <mo stretchy="false">∗</mo>
        <mn>1</mn>
      </mrow>
      <mrow>
        <mi mathvariant="italic">cm</mi>
        <mo stretchy="false">=</mo>
        <mn>10</mn>
      </mrow>
      <mrow>
        <mi mathvariant="italic">mm</mi>
        <mo stretchy="false">∗</mo>
        <mn>10</mn>
      </mrow>
      <mrow>
        <mi mathvariant="italic">mm</mi>
        <mo stretchy="false">=</mo>
        <mn>100</mn>
      </mrow>
      <msup>
        <mi mathvariant="italic">mm</mi>
        <mn>2</mn>
      </msup>
    </mrow>
    <annotation encoding="StarMath 5.0">1cm^2 = 1cm * 1 cm = 10 mm * 10 mm = 100 mm^2
</annotation>
  </semantics>
</math>
</file>

<file path=Object 9/content.xml><?xml version="1.0" encoding="utf-8"?>
<math xmlns="http://www.w3.org/1998/Math/MathML" display="block">
  <semantics>
    <mrow>
      <mn>1</mn>
      <mrow>
        <msup>
          <mi>m</mi>
          <mn>2</mn>
        </msup>
        <mo stretchy="false">=</mo>
        <mn>100</mn>
      </mrow>
      <mrow>
        <mi mathvariant="italic">cm</mi>
        <mo stretchy="false">∗</mo>
        <mn>100</mn>
      </mrow>
      <mrow>
        <mi mathvariant="italic">cm</mi>
        <mo stretchy="false">=</mo>
        <mn>10</mn>
      </mrow>
      <mn>000</mn>
      <msup>
        <mi mathvariant="italic">cm</mi>
        <mn>2</mn>
      </msup>
    </mrow>
    <annotation encoding="StarMath 5.0">1m^2 = 100cm * 100 cm = 10 000 cm^2
</annotation>
  </semantics>
</math>
</file>